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6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1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P15" style:family="paragraph" style:parent-style-name="Table_20_Contents">
      <style:text-properties officeooo:paragraph-rsid="00152732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88f6"/>
    </style:style>
    <style:style style:name="T6" style:family="text">
      <style:text-properties officeooo:rsid="0011f9c0"/>
    </style:style>
    <style:style style:name="T7" style:family="text">
      <style:text-properties officeooo:rsid="00126f7d"/>
    </style:style>
    <style:style style:name="T8" style:family="text">
      <style:text-properties officeooo:rsid="00135c9b"/>
    </style:style>
    <style:style style:name="T9" style:family="text">
      <style:text-properties officeooo:rsid="001527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0"><text:span text:style-name="T5">Modifica</text:span>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0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0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6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1"><text:s/><text:span text:style-name="T4">a. Il direttore accede alla sezione relativa </text:span><text:span text:style-name="T6">alla </text:span><text:span text:style-name="T5">modifica</text:span><text:span text:style-name="T4"> delle fasce di utenza orarie.</text:span></text:p>
            <text:p text:style-name="P12"/>
            <text:p text:style-name="P13"><text:s text:c="8"/>b. Il sistema mostra <text:span text:style-name="T7">le fasce orarie esistenti con le loro impostazioni.</text:span></text:p>
            <text:p text:style-name="P8"/>
            <text:p text:style-name="P7"><text:span text:style-name="T4">c</text:span>. <text:span text:style-name="T4">Il direttore </text:span><text:span text:style-name="T7">seleziona una fascia oraria,</text:span><text:span text:style-name="T4"> </text:span><text:span text:style-name="T5">modi</text:span><text:span text:style-name="T7">fi</text:span><text:span text:style-name="T5">ca le impostazioni settate <text:s/>e sottomette al sistema</text:span></text:p>
            <text:p text:style-name="P9"/>
            <text:p text:style-name="P14"><text:span text:style-name="T4">d</text:span>. <text:span text:style-name="T4">Il sistema conferma l'avvenut</text:span><text:span text:style-name="T7">a modifica</text:span><text:span text:style-name="T4">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5">In caso di successo <text:span text:style-name="T4">i</text:span>l sistema mostra <text:span text:style-name="T4">la fascia oraria </text:span><text:span text:style-name="T5">aggiornata</text:span><text:span text:style-name="T4">.</text:span></text:p>
            <text:p text:style-name="P5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15"><text:span text:style-name="T9">Il direttore riceve la conferma o un messaggio d'errore entro 20 secondi.</text:span></text:p>
          </table:table-cell>
        </table:table-row>
      </table:table>
      <text:p text:style-name="P2">UC<text:span text:style-name="T4">2</text:span><text:span text:style-name="T5">5</text:span>: <text:span text:style-name="T5">Modifica</text:span><text:span text:style-name="T4"> fascia utenza oraria </text:span><text:span text:style-name="T8">da parte del diret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9</meta:editing-cycles>
    <meta:generator>LibreOffice/3.6$Windows_x86 LibreOffice_project/da8c1e6-fd468f4-454e206-f42a4a9-143cfd</meta:generator>
    <dc:date>2012-10-25T11:14:20.80</dc:date>
    <meta:document-statistic meta:table-count="1" meta:image-count="0" meta:object-count="0" meta:page-count="1" meta:paragraph-count="20" meta:word-count="130" meta:character-count="868" meta:non-whitespace-character-count="748"/>
    <meta:user-defined meta:name="Info 1"/>
    <meta:user-defined meta:name="Info 2"/>
    <meta:user-defined meta:name="Info 3"/>
    <meta:user-defined meta:name="Info 4"/>
  </office:meta>
</office:document-meta>
</file>